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a382" officeooo:paragraph-rsid="0008a382"/>
    </style:style>
    <style:style style:name="P2" style:family="paragraph" style:parent-style-name="Standard">
      <style:text-properties fo:font-weight="bold" officeooo:rsid="0008a382" officeooo:paragraph-rsid="0008a382" style:font-weight-asian="bold" style:font-weight-complex="bold"/>
    </style:style>
    <style:style style:name="P3" style:family="paragraph" style:parent-style-name="Standard">
      <style:text-properties fo:font-size="12.5pt" officeooo:rsid="0008a382" officeooo:paragraph-rsid="0008a382" style:font-size-asian="12.5pt" style:font-size-complex="12.5pt"/>
    </style:style>
    <style:style style:name="P4" style:family="paragraph" style:parent-style-name="Standard">
      <style:text-properties fo:font-size="12.5pt" officeooo:rsid="0008a382" officeooo:paragraph-rsid="0009fb24" style:font-size-asian="12.5pt" style:font-size-complex="12.5pt"/>
    </style:style>
    <style:style style:name="P5" style:family="paragraph" style:parent-style-name="Standard">
      <style:text-properties fo:font-size="12.5pt" fo:font-weight="bold" officeooo:rsid="0008a382" officeooo:paragraph-rsid="0008a382" style:font-size-asian="12.5pt" style:font-weight-asian="bold" style:font-size-complex="12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b2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ublic class FirstActivity extends AppCompatActivity {</text:p>
      <text:p text:style-name="P3"><text:s text:c="4"/>@Override</text:p>
      <text:p text:style-name="P3"><text:s text:c="4"/>protected void onCreate(Bundle savedInstanceState) {</text:p>
      <text:p text:style-name="P3"><text:s text:c="6"/>........................................</text:p>
      <text:p text:style-name="P3"><text:s text:c="7"/><text:span text:style-name="T1"><text:s/>this.setRequestedOrientation(ActivityInfo.SCREEN_ORIENTATION_PORTRAIT);</text:span></text:p>
      <text:p text:style-name="P3"><text:s text:c="7"/>..........................................</text:p>
      <text:p text:style-name="P3"><text:s text:c="4"/><text:span text:style-name="T1"><text:s text:c="4"/>Button buttoplay = (Button) findViewById(R.id.buttonplay);</text:span></text:p>
      <text:p text:style-name="P5"><text:s text:c="8"/>buttoplay.setOnClickListener(new View.OnClickListener() {</text:p>
      <text:p text:style-name="P5"><text:s text:c="12"/>@Override</text:p>
      <text:p text:style-name="P5"><text:s text:c="12"/>public void onClick(View view) {</text:p>
      <text:p text:style-name="P5"><text:s text:c="16"/>try {</text:p>
      <text:p text:style-name="P5"><text:s text:c="20"/>startActivity(new Intent(getApplicationContext(),ThirdActivity.class));</text:p>
      <text:p text:style-name="P5"><text:s text:c="16"/>}</text:p>
      <text:p text:style-name="P5"><text:s text:c="16"/>catch (NullPointerException e){</text:p>
      <text:p text:style-name="P5"><text:s text:c="16"/>}</text:p>
      <text:p text:style-name="P5"><text:s text:c="12"/>}</text:p>
      <text:p text:style-name="P5"><text:s text:c="8"/>});</text:p>
      <text:p text:style-name="P3"><text:s text:c="4"/>}</text:p>
      <text:p text:style-name="P3"><text:s text:c="4"/>@Override</text:p>
      <text:p text:style-name="P5"><text:s text:c="4"/>public void onBackPressed() {</text:p>
      <text:p text:style-name="P5"><text:s text:c="8"/>Intent a = new Intent(Intent.ACTION_MAIN);</text:p>
      <text:p text:style-name="P5"><text:s text:c="8"/>a.addCategory(Intent.CATEGORY_HOME);</text:p>
      <text:p text:style-name="P5"><text:s text:c="8"/>a.setFlags(Intent.FLAG_ACTIVITY_NEW_TASK);</text:p>
      <text:p text:style-name="P5"><text:s text:c="8"/>startActivity(a);</text:p>
      <text:p text:style-name="P5"><text:s text:c="4"/>}</text:p>
      <text:p text:style-name="P3"><text:span text:style-name="T1">}</text:span></text:p>
      <text:p text:style-name="P3"/>
      <text:p text:style-name="P3">public class SecondActivity extends AppCompatActivity {</text:p>
      <text:p text:style-name="P3"><text:s text:c="4"/>@Override</text:p>
      <text:p text:style-name="P3"><text:s text:c="4"/>protected void onCreate(Bundle savedInstanceState) {</text:p>
      <text:p text:style-name="P3"><text:s/>....................................................................</text:p>
      <text:p text:style-name="P3">}</text:p>
      <text:p text:style-name="P3">public class ThirdActivity extends AppCompatActivity {</text:p>
      <text:p text:style-name="P5"><text:s text:c="3"/>private static final long COUNTDOWN_IN_MILLIS = 11000;</text:p>
      <text:p text:style-name="P3"><text:s text:c="3"/><text:span text:style-name="T1">private <text:s/>QuestionLibrary mQuestionLibrary = new QuestionLibrary();</text:span></text:p>
      <text:p text:style-name="P4"><text:s text:c="3"/>.......</text:p>
      <text:p text:style-name="P4"><text:s text:c="3"/><text:span text:style-name="T1">private CountDownTimer countDownTimer;</text:span></text:p>
      <text:p text:style-name="P3"><text:s text:c="3"/><text:span text:style-name="T1">private long timeleftInMillis;</text:span></text:p>
      <text:p text:style-name="P5"><text:s text:c="3"/>private String answer;</text:p>
      <text:p text:style-name="P5"><text:s text:c="3"/>private int score = 0;</text:p>
      <text:p text:style-name="P5"><text:s text:c="3"/>private int questionnumber =0;</text:p>
      <text:p text:style-name="P3"><text:s text:c="3"/>@Override</text:p>
      <text:p text:style-name="P3"><text:s text:c="4"/>protected void onCreate(Bundle savedInstanceState) {</text:p>
      <text:p text:style-name="P4"><text:s text:c="8"/>....</text:p>
      <text:p text:style-name="P3"><text:s text:c="8"/><text:span text:style-name="T1">editText.setText(""); // </text:span><text:span text:style-name="T2">initiating the play </text:span></text:p>
      <text:p text:style-name="P5"><text:s text:c="8"/>updatequestion();</text:p>
      <text:p text:style-name="P5"><text:s text:c="8"/>timeleftInMillis = COUNTDOWN_IN_MILLIS;</text:p>
      <text:p text:style-name="P5"><text:s text:c="8"/>startcountDown();</text:p>
      <text:p text:style-name="P5"><text:s text:c="8"/>b0.setOnClickListener(new View.OnClickListener() {</text:p>
      <text:p text:style-name="P5"><text:s text:c="12"/>@Override</text:p>
      <text:p text:style-name="P5"><text:soft-page-break/><text:s text:c="12"/>public void onClick(View view) {</text:p>
      <text:p text:style-name="P5"><text:s text:c="16"/>editText.setText(editText.getText().insert(editText.getText().length(), "0"));</text:p>
      <text:p text:style-name="P5"><text:s text:c="12"/>}</text:p>
      <text:p text:style-name="P5"><text:s text:c="8"/>});</text:p>
      <text:p text:style-name="P3"><text:span text:style-name="T1"><text:s text:c="7"/>........</text:span></text:p>
      <text:p text:style-name="P3"><text:s text:c="8"/><text:span text:style-name="T1">bclr.setOnClickListener(new View.OnClickListener() {</text:span></text:p>
      <text:p text:style-name="P5"><text:s text:c="12"/>@Override</text:p>
      <text:p text:style-name="P5"><text:s text:c="12"/>public void onClick(View view) {</text:p>
      <text:p text:style-name="P5"><text:s text:c="16"/>if(editText.getText().toString().matches("")){</text:p>
      <text:p text:style-name="P5"><text:s text:c="20"/>Toast.makeText(getApplicationContext(),"Nothing to clear",Toast.LENGTH_SHORT).show();</text:p>
      <text:p text:style-name="P5"><text:s text:c="16"/>}</text:p>
      <text:p text:style-name="P5"><text:s text:c="16"/>else {</text:p>
      <text:p text:style-name="P5"><text:s text:c="20"/>editText.setText(editText.getText().delete(editText.getText().length() - 1, editText.getText().length()));</text:p>
      <text:p text:style-name="P5"/>
      <text:p text:style-name="P5"><text:s text:c="16"/>}</text:p>
      <text:p text:style-name="P5"><text:s text:c="12"/>}</text:p>
      <text:p text:style-name="P3"><text:span text:style-name="T1"><text:s text:c="8"/>});</text:span></text:p>
      <text:p text:style-name="P3"><text:span text:style-name="T1"/></text:p>
      <text:p text:style-name="P3"><text:s text:c="8"/>buttonenter.setOnClickListener(new View.OnClickListener() {</text:p>
      <text:p text:style-name="P3"><text:s text:c="12"/>@Override</text:p>
      <text:p text:style-name="P3"><text:s text:c="12"/>public void onClick(View view) {</text:p>
      <text:p text:style-name="P5"><text:s text:c="16"/>int n = mQuestionLibrary.getQuestioncount();</text:p>
      <text:p text:style-name="P3"><text:s/><text:span text:style-name="T1"><text:s text:c="19"/>if (questionnumber &lt; n) {</text:span></text:p>
      <text:p text:style-name="P5"><text:s text:c="27"/>if (editText.getText().toString().equals(answer)) {</text:p>
      <text:p text:style-name="P5"><text:s text:c="28"/>score = score + 10;</text:p>
      <text:p text:style-name="P5"><text:s text:c="28"/>updateScore(score);</text:p>
      <text:p text:style-name="P5"><text:s text:c="28"/>editText.setText("");</text:p>
      <text:p text:style-name="P5"><text:s text:c="28"/>updatequestion();</text:p>
      <text:p text:style-name="P5"><text:s text:c="28"/>countDownTimer.cancel();</text:p>
      <text:p text:style-name="P5"><text:s text:c="28"/>timeleftInMillis = COUNTDOWN_IN_MILLIS;</text:p>
      <text:p text:style-name="P3"><text:span text:style-name="T1"><text:s text:c="28"/>startcountDown();</text:span></text:p>
      <text:p text:style-name="P3"><text:s text:c="24"/><text:span text:style-name="T1">} else if (editText.getText().toString().matches("")) {</text:span></text:p>
      <text:p text:style-name="P5"><text:s text:c="28"/>Toast.makeText(getApplicationContext(), "Enter answer first", Toast.LENGTH_SHORT).show();</text:p>
      <text:p text:style-name="P5"><text:s text:c="24"/>} else {</text:p>
      <text:p text:style-name="P5"><text:s text:c="28"/>score = score - 5;</text:p>
      <text:p text:style-name="P5"><text:s text:c="28"/>updateScore(score);</text:p>
      <text:p text:style-name="P5"><text:s text:c="28"/>editText.setText("");</text:p>
      <text:p text:style-name="P5"><text:s text:c="28"/>if(score &lt;= 0){</text:p>
      <text:p text:style-name="P5"><text:s text:c="32"/>textViewquestion.setText("You lost, X_Math Over!! :( \n Try again!!\nYour score is: "+score);</text:p>
      <text:p text:style-name="P5"><text:s text:c="32"/>textViewscore.setText("");</text:p>
      <text:p text:style-name="P5"><text:s text:c="32"/>buttonenter.setEnabled(false);</text:p>
      <text:p text:style-name="P5"><text:s text:c="32"/>b0.setEnabled(false);</text:p>
      <text:p text:style-name="P5"><text:s text:c="31"/>........</text:p>
      <text:p text:style-name="P5"><text:s text:c="32"/>bclr.setEnabled(false);</text:p>
      <text:p text:style-name="P5"><text:s text:c="32"/>timeleftInMillis=0;</text:p>
      <text:p text:style-name="P5"><text:s text:c="32"/>updateCountDownText();</text:p>
      <text:p text:style-name="P5"><text:soft-page-break/><text:s text:c="32"/>countDownTimer.cancel();</text:p>
      <text:p text:style-name="P5"><text:s text:c="28"/>}</text:p>
      <text:p text:style-name="P5"><text:s text:c="28"/>else{</text:p>
      <text:p text:style-name="P5"><text:s text:c="32"/>updatequestion();</text:p>
      <text:p text:style-name="P5"><text:s text:c="32"/>countDownTimer.cancel();</text:p>
      <text:p text:style-name="P5"><text:s text:c="32"/>timeleftInMillis = COUNTDOWN_IN_MILLIS;</text:p>
      <text:p text:style-name="P5"><text:s text:c="32"/>startcountDown();</text:p>
      <text:p text:style-name="P5"><text:s text:c="28"/>}</text:p>
      <text:p text:style-name="P5"/>
      <text:p text:style-name="P5"><text:s text:c="24"/>}</text:p>
      <text:p text:style-name="P5"/>
      <text:p text:style-name="P5"><text:s text:c="20"/>} else {</text:p>
      <text:p text:style-name="P5"><text:s text:c="24"/>if (editText.getText().toString().equals(answer)) {</text:p>
      <text:p text:style-name="P5"><text:s text:c="28"/>score = score + 10;</text:p>
      <text:p text:style-name="P5"><text:s text:c="28"/>updateScore(score);</text:p>
      <text:p text:style-name="P5"><text:s text:c="28"/>editText.setText("");</text:p>
      <text:p text:style-name="P3"><text:span text:style-name="T1"><text:s text:c="28"/>textViewquestion.setText("");</text:span></text:p>
      <text:p text:style-name="P3"><text:s text:c="23"/><text:span text:style-name="T1"><text:s/>} else if (editText.getText().toString().matches("")) {</text:span></text:p>
      <text:p text:style-name="P5"><text:s text:c="28"/>Toast.makeText(getApplicationContext(), "Enter answer first", Toast.LENGTH_SHORT).show();</text:p>
      <text:p text:style-name="P5"><text:s text:c="24"/>} else {</text:p>
      <text:p text:style-name="P5"><text:s text:c="28"/>score = score - 5;</text:p>
      <text:p text:style-name="P5"><text:s text:c="28"/>updateScore(score);</text:p>
      <text:p text:style-name="P5"><text:s text:c="28"/>if(score &lt;= 0){</text:p>
      <text:p text:style-name="P3"><text:span text:style-name="T1"><text:s text:c="23"/></text:span><text:s text:c="5"/><text:span text:style-name="T1"><text:s/>textViewquestion.setText("You lost, X_Math Over!! :( \n Try again!!\nYour score is: "+score);</text:span></text:p>
      <text:p text:style-name="P5"><text:s text:c="32"/>editText.setFocusable(false);</text:p>
      <text:p text:style-name="P5"><text:s text:c="32"/>textViewscore.setText("");</text:p>
      <text:p text:style-name="P5"><text:s text:c="32"/>buttonenter.setEnabled(false);</text:p>
      <text:p text:style-name="P5"><text:s text:c="32"/>b0.setEnabled(false);</text:p>
      <text:p text:style-name="P5"><text:s text:c="30"/>..............</text:p>
      <text:p text:style-name="P5"><text:s text:c="32"/>bclr.setEnabled(false);</text:p>
      <text:p text:style-name="P5"><text:s text:c="32"/>timeleftInMillis=0;</text:p>
      <text:p text:style-name="P5"><text:s text:c="32"/>updateCountDownText();</text:p>
      <text:p text:style-name="P5"><text:s text:c="32"/>countDownTimer.cancel();</text:p>
      <text:p text:style-name="P5"/>
      <text:p text:style-name="P5"><text:s text:c="28"/>}</text:p>
      <text:p text:style-name="P5"><text:s text:c="28"/>editText.setText("");</text:p>
      <text:p text:style-name="P5"><text:s text:c="28"/>textViewquestion.setText("");</text:p>
      <text:p text:style-name="P5"><text:s text:c="24"/>}</text:p>
      <text:p text:style-name="P5"><text:s text:c="24"/>Toast.makeText(getApplicationContext(), "End of questions", Toast.LENGTH_SHORT).show();</text:p>
      <text:p text:style-name="P5"><text:s text:c="24"/>textViewquestion.setText("Congratulations!! :)\nYou have finished X_Math with\nScore: "+score);</text:p>
      <text:p text:style-name="P5"><text:s text:c="24"/>editText.setFocusable(false);</text:p>
      <text:p text:style-name="P5"><text:s text:c="24"/>textViewscore.setText("");</text:p>
      <text:p text:style-name="P5"><text:s text:c="24"/>buttonenter.setEnabled(false);</text:p>
      <text:p text:style-name="P5"><text:s text:c="24"/>b0.setEnabled(false);</text:p>
      <text:p text:style-name="P5"><text:s text:c="19"/>................</text:p>
      <text:p text:style-name="P5"><text:s text:c="24"/>bclr.setEnabled(false);</text:p>
      <text:p text:style-name="P5"><text:soft-page-break/><text:s text:c="24"/>timeleftInMillis=0;</text:p>
      <text:p text:style-name="P5"><text:s text:c="24"/>updateCountDownText();</text:p>
      <text:p text:style-name="P5"><text:s text:c="24"/>countDownTimer.cancel();</text:p>
      <text:p text:style-name="P3"><text:span text:style-name="T1"><text:s text:c="20"/>}</text:span></text:p>
      <text:p text:style-name="P3"><text:s text:c="12"/>}</text:p>
      <text:p text:style-name="P3"><text:s text:c="8"/>});</text:p>
      <text:p text:style-name="P3"><text:s text:c="7"/><text:span text:style-name="T1"><text:s/>Buttonend.setOnClickListener(new View.OnClickListener() {</text:span></text:p>
      <text:p text:style-name="P5"><text:s text:c="12"/>@Override</text:p>
      <text:p text:style-name="P5"><text:s text:c="12"/>public void onClick(View view) {</text:p>
      <text:p text:style-name="P5"><text:s text:c="16"/>Toast.makeText(getApplicationContext(),"U have ended X_Math\nYour score is: "+score,Toast.LENGTH_SHORT).show();</text:p>
      <text:p text:style-name="P5"><text:s text:c="16"/>Intent gotoFirst = new Intent(ThirdActivity.this,FirstActivity.class);</text:p>
      <text:p text:style-name="P5"><text:s text:c="16"/>startActivity(gotoFirst);</text:p>
      <text:p text:style-name="P5"><text:s text:c="12"/>}</text:p>
      <text:p text:style-name="P3"><text:span text:style-name="T1"><text:s text:c="8"/>});</text:span></text:p>
      <text:p text:style-name="P3"><text:s text:c="4"/>}</text:p>
      <text:p text:style-name="P3"/>
      <text:p text:style-name="P5">public class QuestionLibrary {</text:p>
      <text:p text:style-name="P5"/>
      <text:p text:style-name="P5"><text:s text:c="4"/>//Easy Range[5,10]</text:p>
      <text:p text:style-name="P5"><text:s text:c="4"/>final int r1 = new Random().nextInt(3) + 2;</text:p>
      <text:p text:style-name="P5"><text:s text:c="4"/>final int r2 = new Random().nextInt(3) + 5;</text:p>
      <text:p text:style-name="P5">......................</text:p>
      <text:p text:style-name="P5"><text:s text:c="4"/>private String mQuestions [] = {</text:p>
      <text:p text:style-name="P5"><text:s text:c="12"/>//Easy questions</text:p>
      <text:p text:style-name="P5"><text:s text:c="12"/>r1 + " * " + r1 +" =\n",</text:p>
      <text:p text:style-name="P5"><text:s text:c="12"/>r2 + " * " + r2 +" =\n",</text:p>
      <text:p text:style-name="P5"><text:s text:c="6"/>.....................</text:p>
      <text:p text:style-name="P5"><text:s text:c="4"/>};</text:p>
      <text:p text:style-name="P5"><text:s text:c="4"/>//Easy question answers</text:p>
      <text:p text:style-name="P5"><text:s text:c="4"/>int a1 = r1 * r1;</text:p>
      <text:p text:style-name="P5"><text:s text:c="4"/>int a2 = r2 * r2;</text:p>
      <text:p text:style-name="P5"><text:s/>..........................</text:p>
      <text:p text:style-name="P5"><text:s text:c="4"/>private String mCorrectAnsweres[] = {a1+"",a2+"",.......,a20+""};</text:p>
      <text:p text:style-name="P5"><text:s text:c="4"/>public int getQuestioncount(){</text:p>
      <text:p text:style-name="P5"><text:s text:c="4"/>return mQuestions.length;</text:p>
      <text:p text:style-name="P5"><text:s text:c="4"/>}</text:p>
      <text:p text:style-name="P5"><text:s text:c="4"/>public String getQuestion(int a){</text:p>
      <text:p text:style-name="P5"><text:s text:c="4"/>String question = mQuestions[a];</text:p>
      <text:p text:style-name="P5"><text:s text:c="4"/>return question;</text:p>
      <text:p text:style-name="P5"><text:s text:c="4"/>}</text:p>
      <text:p text:style-name="P5"><text:s text:c="4"/>public <text:s/>String getCorrectAnswer(int a){</text:p>
      <text:p text:style-name="P5"><text:s text:c="8"/>String answer = mCorrectAnsweres[a];</text:p>
      <text:p text:style-name="P5"><text:s text:c="8"/>return answer;</text:p>
      <text:p text:style-name="P5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1:20:31.700963321</meta:creation-date>
    <dc:date>2018-08-04T12:19:19.563754772</dc:date>
    <meta:editing-duration>PT43M38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4" meta:paragraph-count="179" meta:word-count="458" meta:character-count="7770" meta:non-whitespace-character-count="4681"/>
  </office:meta>
</office:document-meta>
</file>